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05b2" officeooo:paragraph-rsid="001a05b2"/>
    </style:style>
    <style:style style:name="P2" style:family="paragraph" style:parent-style-name="Standard">
      <style:text-properties officeooo:rsid="002263bb" officeooo:paragraph-rsid="002263bb"/>
    </style:style>
    <style:style style:name="P3" style:family="paragraph" style:parent-style-name="Title">
      <style:paragraph-properties fo:text-align="justify" style:justify-single-word="false"/>
      <style:text-properties fo:font-size="20pt" officeooo:rsid="00262efc" officeooo:paragraph-rsid="00262efc" style:font-size-asian="20pt" style:font-size-complex="20pt"/>
    </style:style>
    <style:style style:name="P4" style:family="paragraph" style:parent-style-name="Title">
      <style:paragraph-properties fo:text-align="justify" style:justify-single-word="false"/>
      <style:text-properties fo:font-size="20pt" officeooo:paragraph-rsid="00262efc" style:font-size-asian="20pt" style:font-size-complex="20pt"/>
    </style:style>
    <style:style style:name="P5" style:family="paragraph" style:parent-style-name="Text_20_body">
      <style:text-properties officeooo:rsid="003e79e2" officeooo:paragraph-rsid="003e79e2"/>
    </style:style>
    <style:style style:name="P6" style:family="paragraph" style:parent-style-name="Text_20_body">
      <style:text-properties officeooo:rsid="0042221a" officeooo:paragraph-rsid="0042221a"/>
    </style:style>
    <style:style style:name="P7" style:family="paragraph" style:parent-style-name="Text_20_body">
      <style:text-properties officeooo:paragraph-rsid="004a5cdb"/>
    </style:style>
    <style:style style:name="P8" style:family="paragraph" style:parent-style-name="Text_20_body">
      <style:text-properties officeooo:rsid="00340513" officeooo:paragraph-rsid="004a5cdb"/>
    </style:style>
    <style:style style:name="P9" style:family="paragraph" style:parent-style-name="Text_20_body">
      <style:paragraph-properties fo:text-align="justify" style:justify-single-word="false"/>
      <style:text-properties fo:font-size="20pt" officeooo:rsid="005247db" officeooo:paragraph-rsid="005247db" style:font-size-asian="20pt" style:font-size-complex="20pt"/>
    </style:style>
    <style:style style:name="P10" style:family="paragraph" style:parent-style-name="Standard">
      <style:text-properties officeooo:rsid="0024cbd5" officeooo:paragraph-rsid="0024cbd5"/>
    </style:style>
    <style:style style:name="P11" style:family="paragraph" style:parent-style-name="Standard">
      <style:paragraph-properties fo:text-align="start" style:justify-single-word="false"/>
      <style:text-properties officeooo:rsid="0024cbd5" officeooo:paragraph-rsid="005a8425"/>
    </style:style>
    <style:style style:name="P12" style:family="paragraph" style:parent-style-name="Standard">
      <style:paragraph-properties fo:text-align="start" style:justify-single-word="false">
        <style:tab-stops>
          <style:tab-stop style:position="8.507cm"/>
        </style:tab-stops>
      </style:paragraph-properties>
      <style:text-properties officeooo:paragraph-rsid="005a8425"/>
    </style:style>
    <style:style style:name="P13" style:family="paragraph" style:parent-style-name="Text_20_body" style:list-style-name="L1">
      <style:text-properties officeooo:rsid="0020b3cb" officeooo:paragraph-rsid="0020b3cb"/>
    </style:style>
    <style:style style:name="P14" style:family="paragraph" style:parent-style-name="Text_20_body" style:list-style-name="L2">
      <style:text-properties officeooo:rsid="0020b3cb" officeooo:paragraph-rsid="003b239a"/>
    </style:style>
    <style:style style:name="P15" style:family="paragraph" style:parent-style-name="Text_20_body" style:list-style-name="L2">
      <style:text-properties officeooo:rsid="0020b3cb" officeooo:paragraph-rsid="0020b3cb"/>
    </style:style>
    <style:style style:name="P16" style:family="paragraph" style:parent-style-name="Text_20_body" style:list-style-name="L2">
      <style:text-properties officeooo:rsid="0020b3cb" officeooo:paragraph-rsid="0020b76d"/>
    </style:style>
    <style:style style:name="P17" style:family="paragraph" style:parent-style-name="Text_20_body" style:list-style-name="L2">
      <style:text-properties officeooo:rsid="0020b76d" officeooo:paragraph-rsid="0020b3cb"/>
    </style:style>
    <style:style style:name="P18" style:family="paragraph" style:parent-style-name="Text_20_body" style:list-style-name="L2">
      <style:text-properties officeooo:rsid="0020b76d" officeooo:paragraph-rsid="0020b76d"/>
    </style:style>
    <style:style style:name="P19" style:family="paragraph" style:parent-style-name="Text_20_body" style:list-style-name="L2">
      <style:text-properties officeooo:rsid="001facf2" officeooo:paragraph-rsid="0020b3cb"/>
    </style:style>
    <style:style style:name="P20" style:family="paragraph" style:parent-style-name="Text_20_body" style:list-style-name="L1">
      <style:text-properties officeooo:rsid="001facf2" officeooo:paragraph-rsid="003b239a"/>
    </style:style>
    <style:style style:name="P21" style:family="paragraph" style:parent-style-name="Text_20_body" style:list-style-name="L3">
      <style:text-properties officeooo:rsid="001facf2" officeooo:paragraph-rsid="002c51d4"/>
    </style:style>
    <style:style style:name="P22" style:family="paragraph" style:parent-style-name="Text_20_body" style:list-style-name="L3">
      <style:text-properties officeooo:rsid="003b239a" officeooo:paragraph-rsid="003b239a"/>
    </style:style>
    <style:style style:name="P23" style:family="paragraph" style:parent-style-name="Text_20_body" style:list-style-name="L1">
      <style:text-properties officeooo:rsid="002c51d4" officeooo:paragraph-rsid="002c51d4"/>
    </style:style>
    <style:style style:name="P24" style:family="paragraph" style:parent-style-name="Text_20_body" style:list-style-name="L4">
      <style:text-properties officeooo:rsid="002c51d4" officeooo:paragraph-rsid="00307aeb"/>
    </style:style>
    <style:style style:name="P25" style:family="paragraph" style:parent-style-name="Text_20_body" style:list-style-name="L4">
      <style:text-properties officeooo:rsid="002c51d4" officeooo:paragraph-rsid="002c51d4"/>
    </style:style>
    <style:style style:name="P26" style:family="paragraph" style:parent-style-name="Text_20_body" style:list-style-name="L5"/>
    <style:style style:name="P27" style:family="paragraph" style:parent-style-name="Text_20_body" style:list-style-name="L5">
      <style:text-properties officeooo:paragraph-rsid="0053f136"/>
    </style:style>
    <style:style style:name="P28" style:family="paragraph" style:parent-style-name="Text_20_body" style:list-style-name="L5">
      <style:text-properties officeooo:paragraph-rsid="00582184"/>
    </style:style>
    <style:style style:name="P29" style:family="paragraph" style:parent-style-name="Text_20_body" style:list-style-name="L5">
      <style:text-properties officeooo:paragraph-rsid="00582a94"/>
    </style:style>
    <style:style style:name="P30" style:family="paragraph" style:parent-style-name="Text_20_body" style:list-style-name="L5">
      <style:text-properties officeooo:paragraph-rsid="0055457c"/>
    </style:style>
    <style:style style:name="P31" style:family="paragraph" style:parent-style-name="Text_20_body" style:list-style-name="L5">
      <style:paragraph-properties fo:text-align="end" style:justify-single-word="false"/>
      <style:text-properties officeooo:paragraph-rsid="0053f136"/>
    </style:style>
    <style:style style:name="P32" style:family="paragraph" style:parent-style-name="Text_20_body" style:list-style-name="L5">
      <style:paragraph-properties fo:text-align="end" style:justify-single-word="false"/>
      <style:text-properties officeooo:paragraph-rsid="0055457c"/>
    </style:style>
    <style:style style:name="P33" style:family="paragraph" style:parent-style-name="Text_20_body" style:list-style-name="L5">
      <style:paragraph-properties fo:text-align="start" style:justify-single-word="false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paragraph-rsid="00582184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paragraph-rsid="0053f136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paragraph-rsid="0055457c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paragraph-rsid="00401bb5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3804e0" officeooo:paragraph-rsid="003804e0"/>
    </style:style>
    <style:style style:name="P39" style:family="paragraph" style:parent-style-name="Text_20_body" style:list-style-name="L5">
      <style:text-properties officeooo:rsid="0053f136" officeooo:paragraph-rsid="0053f136"/>
    </style:style>
    <style:style style:name="P40" style:family="paragraph" style:parent-style-name="Text_20_body" style:list-style-name="L5">
      <style:text-properties officeooo:rsid="00582a94" officeooo:paragraph-rsid="00582a94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340513" officeooo:paragraph-rsid="00340513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55457c" officeooo:paragraph-rsid="0055457c"/>
    </style:style>
    <style:style style:name="P43" style:family="paragraph" style:parent-style-name="Text_20_body" style:list-style-name="L5">
      <style:paragraph-properties fo:text-align="end" style:justify-single-word="false"/>
      <style:text-properties officeooo:rsid="0055457c" officeooo:paragraph-rsid="0055457c"/>
    </style:style>
    <style:style style:name="P44" style:family="paragraph" style:parent-style-name="Text_20_body" style:list-style-name="L6">
      <style:text-properties officeooo:paragraph-rsid="002426d7"/>
    </style:style>
    <style:style style:name="P45" style:family="paragraph" style:parent-style-name="Text_20_body" style:list-style-name="L6">
      <style:text-properties officeooo:paragraph-rsid="00561f0f"/>
    </style:style>
    <style:style style:name="P46" style:family="paragraph" style:parent-style-name="Text_20_body" style:list-style-name="L6">
      <style:text-properties officeooo:paragraph-rsid="00408539"/>
    </style:style>
    <style:style style:name="P47" style:family="paragraph" style:parent-style-name="Text_20_body" style:list-style-name="L6">
      <style:text-properties officeooo:rsid="00408539" officeooo:paragraph-rsid="00408539"/>
    </style:style>
    <style:style style:name="P48" style:family="paragraph" style:parent-style-name="Heading_20_2">
      <style:text-properties officeooo:rsid="002426d7" officeooo:paragraph-rsid="002426d7"/>
    </style:style>
    <style:style style:name="P49" style:family="paragraph" style:parent-style-name="Heading_20_1">
      <style:text-properties officeooo:rsid="001facf2" officeooo:paragraph-rsid="0020b3cb"/>
    </style:style>
    <style:style style:name="P50" style:family="paragraph" style:parent-style-name="Heading_20_1">
      <style:text-properties officeooo:rsid="00340513" officeooo:paragraph-rsid="00340513"/>
    </style:style>
    <style:style style:name="P51" style:family="paragraph" style:parent-style-name="Heading_20_1">
      <style:text-properties officeooo:rsid="00290081" officeooo:paragraph-rsid="00408539"/>
    </style:style>
    <style:style style:name="P52" style:family="paragraph" style:parent-style-name="Heading_20_1">
      <style:text-properties officeooo:paragraph-rsid="005a8425"/>
    </style:style>
    <style:style style:name="P5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4cbd5"/>
    </style:style>
    <style:style style:name="T3" style:family="text">
      <style:text-properties officeooo:rsid="002263bb"/>
    </style:style>
    <style:style style:name="T4" style:family="text">
      <style:text-properties officeooo:rsid="002aaafa"/>
    </style:style>
    <style:style style:name="T5" style:family="text">
      <style:text-properties officeooo:rsid="00307aeb"/>
    </style:style>
    <style:style style:name="T6" style:family="text">
      <style:text-properties officeooo:rsid="00340513"/>
    </style:style>
    <style:style style:name="T7" style:family="text">
      <style:text-properties officeooo:rsid="00381d11"/>
    </style:style>
    <style:style style:name="T8" style:family="text">
      <style:text-properties officeooo:rsid="003b239a"/>
    </style:style>
    <style:style style:name="T9" style:family="text">
      <style:text-properties officeooo:rsid="003c7961"/>
    </style:style>
    <style:style style:name="T10" style:family="text">
      <style:text-properties officeooo:rsid="003e79e2"/>
    </style:style>
    <style:style style:name="T11" style:family="text">
      <style:text-properties officeooo:rsid="00401bb5"/>
    </style:style>
    <style:style style:name="T12" style:family="text">
      <style:text-properties officeooo:rsid="00408539"/>
    </style:style>
    <style:style style:name="T13" style:family="text">
      <style:text-properties officeooo:rsid="0048becf"/>
    </style:style>
    <style:style style:name="T14" style:family="text">
      <style:text-properties officeooo:rsid="00517139"/>
    </style:style>
    <style:style style:name="T15" style:family="text">
      <style:text-properties officeooo:rsid="005247db"/>
    </style:style>
    <style:style style:name="T16" style:family="text">
      <style:text-properties officeooo:rsid="0053f136"/>
    </style:style>
    <style:style style:name="T17" style:family="text">
      <style:text-properties fo:font-style="italic" officeooo:rsid="00307aeb" style:font-style-asian="italic" style:font-style-complex="italic"/>
    </style:style>
    <style:style style:name="T18" style:family="text">
      <style:text-properties officeooo:rsid="0055457c"/>
    </style:style>
    <style:style style:name="T19" style:family="text">
      <style:text-properties officeooo:rsid="00561f0f"/>
    </style:style>
    <style:style style:name="T20" style:family="text">
      <style:text-properties officeooo:rsid="00582184"/>
    </style:style>
    <style:style style:name="T21" style:family="text">
      <style:text-properties officeooo:rsid="00582a94"/>
    </style:style>
    <style:style style:name="T22" style:family="text">
      <style:text-properties officeooo:rsid="001a05b2"/>
    </style:style>
    <style:style style:name="T23" style:family="text">
      <style:text-properties officeooo:rsid="005a84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FRJ/EQ, Agosto de 2018 – <text:span text:style-name="T15">Dezembro de 2018</text:span>.</text:p>
      <text:p text:style-name="P4">Proposta de trabalho computacional como critério de avaliação na disciplina de termodinâmica.</text:p>
      <text:p text:style-name="P9">Parte II. <text:span text:style-name="T16">A</text:span>tualiza<text:span text:style-name="T23">do</text:span> <text:span text:style-name="T16">em </text:span>07/<text:span text:style-name="T16">11/2018</text:span>.</text:p>
      <text:p text:style-name="P2">Frederico W. Tavares<text:span text:style-name="T2">1</text:span>; Iuri S. V. Segtovich.</text:p>
      <text:p text:style-name="P10"><text:span text:style-name="T1">1</text:span><text:span text:style-name="T3">Professor responsável</text:span></text:p>
      <text:h text:style-name="P52" text:outline-level="1">Modificação na fórmula para cálculo da média:</text:h>
      <text:p text:style-name="P12"><draw:g text:anchor-type="as-char" svg:y="-0.609cm" draw:z-index="14" draw:style-name="gr1"><svg:title>TexMaths</svg:title><svg:desc>12§display§M_1 = \frac{(P_1+P_2+T_C)}{3}
§svg§600§FALSE§</svg:desc><draw:polygon draw:style-name="gr2" draw:text-style-name="P53" svg:width="4.018cm" svg:height="0.889cm" svg:x="0cm" svg:y="0.002cm" svg:viewBox="0 0 4019 890" draw:points="2010,890 0,890 0,0 4019,0 4019,890"><text:p/></draw:polygon><draw:path draw:style-name="gr3" draw:text-style-name="P54" svg:width="0.423cm" svg:height="0.288cm" svg:x="0.017cm" svg:y="0.314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54" svg:width="0.107cm" svg:height="0.196cm" svg:x="0.439cm" svg:y="0.466cm" svg:viewBox="0 0 108 197" svg:d="M67 8c0-8 0-8-8-8-19 18-47 19-59 19v11c7 0 26 0 43-8v151c0 9 0 13-30 13h-11v11c5 0 42-1 53-1 10 0 47 1 53 1v-11h-11c-30 0-30-4-30-13z"><text:p/></draw:path><draw:path draw:style-name="gr3" draw:text-style-name="P54" svg:width="0.28cm" svg:height="0.099cm" svg:x="0.737cm" svg:y="0.445cm" svg:viewBox="0 0 281 100" svg:d="M266 17c8 0 15 0 15-9 0-8-7-8-13-8h-254c-7 0-14 0-14 8 0 9 7 9 14 9zM268 100c6 0 13 0 13-9 0-8-7-8-15-8h-252c-7 0-14 0-14 8 0 9 7 9 14 9z"><text:p/></draw:path><draw:path draw:style-name="gr3" draw:text-style-name="P54" svg:width="0.097cm" svg:height="0.421cm" svg:x="1.251cm" svg:y="0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54" svg:width="0.301cm" svg:height="0.288cm" svg:x="1.39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4" svg:width="0.107cm" svg:height="0.196cm" svg:x="1.674cm" svg:y="0.182cm" svg:viewBox="0 0 108 197" svg:d="M67 8c0-8-1-8-8-8-19 18-47 19-59 19v11c7 0 26 0 43-8v151c0 9 0 13-30 13h-11v11c5 0 42-1 53-1 10 0 47 1 53 1v-11h-11c-30 0-30-4-30-13z"><text:p/></draw:path><draw:path draw:style-name="gr3" draw:text-style-name="P54" svg:width="0.28cm" svg:height="0.281cm" svg:x="1.948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301cm" svg:height="0.288cm" svg:x="2.362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4" svg:width="0.131cm" svg:height="0.196cm" svg:x="2.63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4" svg:width="0.28cm" svg:height="0.281cm" svg:x="2.922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287cm" svg:height="0.285cm" svg:x="3.329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-2 36-2c11 0 24 2 35 2 12 0 25 0 37 0 3 0 9 0 9-8 0-4-4-4-14-4-11 0-17 0-28-2-12-1-15-2-15-9 0 0 0-3 1-9z"><text:p/></draw:path><draw:path draw:style-name="gr3" draw:text-style-name="P54" svg:width="0.228cm" svg:height="0.213cm" svg:x="3.585cm" svg:y="0.168cm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54" svg:width="0.097cm" svg:height="0.421cm" svg:x="3.873cm" svg:y="0cm" svg:viewBox="0 0 98 422" svg:d="M98 211c0-32-4-84-27-132-25-51-63-79-67-79-2 0-4 2-4 4s0 3 7 10c43 41 67 108 67 197 0 72-15 147-68 199-6 6-6 8-6 9 0 2 2 3 4 3 4 0 43-28 68-82 22-46 26-94 26-129z"><text:p/></draw:path><draw:polygon draw:style-name="gr3" draw:text-style-name="P54" svg:width="2.81cm" svg:height="0.017cm" svg:x="1.209cm" svg:y="0.488cm" svg:viewBox="0 0 2811 18" draw:points="1405,18 0,18 0,0 2811,0 2811,18"><text:p/></draw:polygon><draw:path draw:style-name="gr3" draw:text-style-name="P54" svg:width="0.174cm" svg:height="0.289cm" svg:x="2.526cm" svg:y="0.609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4 16 4 28-6 28-23 0-14-11-24-23-24-11 0-24 7-24 25 0 39 40 66 85 66 52 0 90-38 90-81 0-34-26-67-69-77z"><text:p/></draw:path></draw:g><text:s/><text:tab/><draw:g text:anchor-type="as-char" svg:y="-0.601cm" draw:z-index="15" draw:style-name="gr1"><svg:title>TexMaths</svg:title><svg:desc>12§display§M_2= \frac{(M_1+P_f)}{2}§svg§600§FALSE§</svg:desc><draw:polygon draw:style-name="gr2" draw:text-style-name="P53" svg:width="3.141cm" svg:height="0.891cm" svg:x="0cm" svg:y="0.005cm" svg:viewBox="0 0 3142 892" draw:points="1571,892 0,892 0,0 3142,0 3142,892"><text:p/></draw:polygon><draw:path draw:style-name="gr3" draw:text-style-name="P54" svg:width="0.423cm" svg:height="0.289cm" svg:x="0.017cm" svg:y="0.319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4" svg:width="0.131cm" svg:height="0.196cm" svg:x="0.426cm" svg:y="0.468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54" svg:width="0.28cm" svg:height="0.099cm" svg:x="0.737cm" svg:y="0.447cm" svg:viewBox="0 0 281 100" svg:d="M266 17c8 0 15 0 15-9 0-8-7-8-13-8h-254c-7 0-14 0-14 8 0 9 7 9 14 9zM268 100c6 0 13 0 13-9 0-8-7-8-15-8h-252c-7 0-14 0-14 8 0 9 7 9 14 9z"><text:p/></draw:path><draw:path draw:style-name="gr3" draw:text-style-name="P54" svg:width="0.097cm" svg:height="0.422cm" svg:x="1.251cm" svg:y="0cm" svg:viewBox="0 0 98 423" svg:d="M98 419c0-1 0-2-7-9-53-53-66-134-66-198 0-74 16-147 69-200 4-5 4-6 4-8 0-3-1-4-4-4-4 0-42 29-68 83-21 46-26 92-26 129 0 33 5 84 28 132 26 53 62 79 66 79 3 0 4-1 4-4z"><text:p/></draw:path><draw:path draw:style-name="gr3" draw:text-style-name="P54" svg:width="0.423cm" svg:height="0.289cm" svg:x="1.391cm" svg:y="0.027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4" svg:width="0.107cm" svg:height="0.196cm" svg:x="1.812cm" svg:y="0.183cm" svg:viewBox="0 0 108 197" svg:d="M67 8c0-8-1-8-8-8-19 18-47 19-59 19v11c7 0 26 0 43-8v151c0 10 0 13-30 13h-11v11c5 0 42-1 53-1 10 0 47 1 53 1v-11h-11c-30 0-30-3-30-13z"><text:p/></draw:path><draw:path draw:style-name="gr3" draw:text-style-name="P54" svg:width="0.28cm" svg:height="0.281cm" svg:x="2.087cm" svg:y="0.072cm" svg:viewBox="0 0 281 282" svg:d="M150 150h118c6 0 13 0 13-8 0-10-7-10-13-10h-118v-118c0-7 0-14-8-14-10 0-10 7-10 14v118h-118c-7 0-14 0-14 10 0 8 7 8 14 8h118v118c0 6 0 14 10 14 8 0 8-8 8-14z"><text:p/></draw:path><draw:path draw:style-name="gr3" draw:text-style-name="P54" svg:width="0.301cm" svg:height="0.289cm" svg:x="2.501cm" svg:y="0.027cm" svg:viewBox="0 0 302 290" svg:d="M112 156h72c58 0 118-44 118-91 0-34-27-65-84-65h-136c-8 0-12 0-12 7 0 6 3 6 12 6 4 0 12 0 18 1 7 0 8 3 8 8 0 0 0 2 0 7l-58 228c-4 16-4 19-38 19-7 0-12 0-12 9 0 5 5 5 7 5 11 0 41-2 53-2 10 0 19 0 28 0s18 2 26 2c4 0 8 0 8-9 0-5-3-5-10-5-16 0-28 0-28-8 0-1 0-4 1-6zM142 29c4-15 4-16 22-16h41c35 0 58 12 58 41 0 16-9 53-25 69-21 19-47 21-65 21h-60z"><text:p/></draw:path><draw:path draw:style-name="gr3" draw:text-style-name="P54" svg:width="0.156cm" svg:height="0.268cm" svg:x="2.775cm" svg:y="0.171cm" svg:viewBox="0 0 157 269" svg:d="M98 91h30c6 0 10 0 10-6 0-4-4-4-10-4h-26c6-38 8-51 11-59 1-8 8-14 14-14 1 0 10 0 15 4-12 4-14 14-14 16 0 7 6 12 14 12 7 0 15-8 15-18 0-15-14-22-30-22-12 0-26 7-35 22-6 12-8 24-14 59h-23c-7 0-11 0-11 7 0 3 4 3 10 3h22c0 3-20 109-26 141-2 6-7 30-21 30 0 0-7 0-13-5 12-3 13-14 13-15 0-8-5-12-12-12-9 0-17 8-17 18 0 14 14 21 29 21 19 0 31-19 36-26 9-19 17-57 18-59z"><text:p/></draw:path><draw:path draw:style-name="gr3" draw:text-style-name="P54" svg:width="0.097cm" svg:height="0.422cm" svg:x="2.996cm" svg:y="0cm" svg:viewBox="0 0 98 423" svg:d="M98 212c0-33-4-85-27-133-25-51-63-79-67-79-2 0-4 2-4 4s0 3 7 10c43 41 67 109 67 198 0 72-15 146-68 199-6 6-6 7-6 8 0 3 2 4 4 4 4 0 43-29 68-83 22-46 26-92 26-128z"><text:p/></draw:path><draw:polygon draw:style-name="gr3" draw:text-style-name="P54" svg:width="1.932cm" svg:height="0.017cm" svg:x="1.209cm" svg:y="0.49cm" svg:viewBox="0 0 1933 18" draw:points="966,18 0,18 0,0 1933,0 1933,18"><text:p/></draw:polygon><draw:path draw:style-name="gr3" draw:text-style-name="P54" svg:width="0.168cm" svg:height="0.281cm" svg:x="2.091cm" svg:y="0.61cm" svg:viewBox="0 0 169 282" svg:d="M32 250l46-44c66-59 91-81 91-123 0-49-37-83-90-83-48 0-79 40-79 77 0 23 22 23 22 23 8 0 22-5 22-22 0-11-8-23-22-23-4 0-4 0-5 1 9-27 32-43 57-43 39 0 57 34 57 70 0 34-22 67-45 92l-81 92c-5 5-5 5-5 15h157l12-73h-11c-2 12-4 31-9 37-3 4-31 4-40 4z"><text:p/></draw:path></draw:g></text:p>
      <text:p text:style-name="P11"><text:span text:style-name="T22">A nota da </text:span><text:span text:style-name="T22"><draw:g text:anchor-type="as-char" svg:y="-0.295cm" draw:z-index="10" draw:style-name="gr1"><svg:title>TexMaths</svg:title><svg:desc>12§display§P_S§svg§600§FALSE§</svg:desc><draw:polygon draw:style-name="gr2" draw:text-style-name="P53" svg:width="0.491cm" svg:height="0.35cm" svg:x="0cm" svg:y="0.002cm" svg:viewBox="0 0 492 351" draw:points="247,351 0,351 0,0 492,0 492,351"><text:p/></draw:polygon><draw:path draw:style-name="gr3" draw:text-style-name="P54" svg:width="0.301cm" svg:height="0.287cm" svg:x="0.017cm" svg:y="0cm" svg:viewBox="0 0 302 288" svg:d="M111 155h72c59 0 119-43 119-90 0-34-28-65-84-65h-137c-7 0-12 0-12 7 0 6 4 6 12 6 5 0 12 0 18 1 8 0 9 3 9 8 0 0 0 2 0 7l-58 227c-4 17-4 19-38 19-7 0-12 0-12 8 0 5 5 5 7 5 11 0 41 0 53 0 9 0 19 0 27 0 9 0 18 0 27 0 3 0 8 0 8-8 0-5-3-5-11-5-15 0-27 0-27-7 0-3 0-4 1-7zM141 29c5-15 5-16 23-16h41c34 0 57 12 57 41 0 16-8 53-25 67-20 20-47 23-65 23h-59z"><text:p/></draw:path><draw:path draw:style-name="gr3" draw:text-style-name="P54" svg:width="0.187cm" svg:height="0.213cm" svg:x="0.291cm" svg:y="0.145cm" svg:viewBox="0 0 188 214" svg:d="M188 4c0-2-1-4-4-4-2 0-2 0-6 4l-14 18c-12-16-30-22-48-22-42 0-79 34-79 68 0 4 1 16 10 27 9 12 21 14 42 19 4 3 19 5 24 6 9 3 28 10 28 31 0 24-25 52-60 52-26 0-57-8-57-42 0-2 1-10 2-14 0-2 0-2 0-2 0-4-3-4-4-4-5 0-5 1-5 6l-16 60c0 1-1 2-1 4s1 3 4 3c2 0 2 0 7-4 2-3 11-13 13-17 17 18 39 21 56 21 46 0 82-39 82-73 0-14-6-24-12-32-10-11-15-12-53-20-6-1-17-5-18-5-8-4-20-10-20-28 0-22 25-46 57-46 31 0 47 18 47 45 0 5-1 11-1 15 0 3 3 3 4 3 5 0 5-1 6-6z"><text:p/></draw:path></draw:g></text:span><text:span text:style-name="T22"><text:s/>substitui a nota da </text:span><text:span text:style-name="T22"><draw:g text:anchor-type="as-char" svg:y="-0.289cm" draw:z-index="11" draw:style-name="gr1"><svg:title>TexMaths</svg:title><svg:desc>12§display§P_1§svg§600§FALSE§</svg:desc><draw:polygon draw:style-name="gr2" draw:text-style-name="P53" svg:width="0.436cm" svg:height="0.352cm" svg:x="0cm" svg:y="0.005cm" svg:viewBox="0 0 437 353" draw:points="219,353 0,353 0,0 437,0 437,353"><text:p/></draw:polygon><draw:path draw:style-name="gr3" draw:text-style-name="P54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4" svg:width="0.107cm" svg:height="0.196cm" svg:x="0.302cm" svg:y="0.156cm" svg:viewBox="0 0 108 197" svg:d="M67 8c0-8 0-8-8-8-19 18-47 19-59 19v11c7 0 26 0 43-8v151c0 10 0 14-30 14h-11v10c5 0 42-1 53-1 10 0 47 1 53 1v-10h-11c-30 0-30-4-30-14z"><text:p/></draw:path></draw:g></text:span><text:span text:style-name="T22"><text:s/>ou </text:span><text:span text:style-name="T22"><draw:g text:anchor-type="as-char" svg:y="-0.289cm" draw:z-index="12" draw:style-name="gr1"><svg:title>TexMaths</svg:title><svg:desc>12§display§P_2§svg§600§FALSE§</svg:desc><draw:polygon draw:style-name="gr2" draw:text-style-name="P53" svg:width="0.436cm" svg:height="0.352cm" svg:x="0cm" svg:y="0.005cm" svg:viewBox="0 0 437 353" draw:points="219,353 0,353 0,0 437,0 437,353"><text:p/></draw:polygon><draw:path draw:style-name="gr3" draw:text-style-name="P54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4" svg:width="0.131cm" svg:height="0.196cm" svg:x="0.288cm" svg:y="0.156cm" svg:viewBox="0 0 132 197" svg:d="M132 143h-11c-1 7-4 24-8 28-2 1-24 1-29 1h-54c30-28 41-35 59-49 22-18 43-36 43-65 0-36-33-58-71-58-36 0-61 26-61 53 0 16 12 17 16 17 7 0 15-5 15-16 0-5-1-15-17-15 9-22 29-28 44-28 29 0 45 23 45 47 0 26-19 47-29 58l-72 71c-2 2-2 3-2 10h122z"><text:p/></draw:path></draw:g></text:span><text:span text:style-name="T22">, não substitui a nota do trabalho computacional </text:span><text:span text:style-name="T22"><draw:g text:anchor-type="as-char" svg:y="-0.295cm" draw:z-index="13" draw:style-name="gr1"><svg:title>TexMaths</svg:title><svg:desc>12§display§T_C§svg§600§FALSE§</svg:desc><draw:polygon draw:style-name="gr2" draw:text-style-name="P53" svg:width="0.507cm" svg:height="0.351cm" svg:x="0cm" svg:y="0cm" svg:viewBox="0 0 508 352" draw:points="254,352 0,352 0,0 508,0 508,352"><text:p/></draw:polygon><draw:path draw:style-name="gr3" draw:text-style-name="P54" svg:width="0.287cm" svg:height="0.286cm" svg:x="0.011cm" svg:y="0.003cm" svg:viewBox="0 0 288 287" svg:d="M170 30c4-12 5-14 10-16 5-1 18-1 28-1 42 0 61 1 61 35 0 6-3 23-4 34 0 2-1 7-1 7 0 3 1 6 5 6 5 0 6-3 6-10l12-73c0-1 1-6 1-7 0-5-5-5-12-5h-235c-10 0-10 0-13 8l-26 75c0 1-2 7-2 7 0 4 2 5 5 5 5 0 5-1 7-9 24-64 34-73 96-73h17c12 0 12 1 12 5s-1 8-1 8l-57 227c-5 16-5 21-50 21-16 0-18 0-18 8 0 5 5 5 7 5 11 0 23 0 35 0s24-1 36-1c11 0 24 1 35 1 12 0 25 0 37 0 3 0 9 0 9-8 0-5-4-5-14-5-11 0-17 0-28 0-12-1-15-4-15-11 0 0 0-1 1-8z"><text:p/></draw:path><draw:path draw:style-name="gr3" draw:text-style-name="P54" svg:width="0.228cm" svg:height="0.214cm" svg:x="0.265cm" svg:y="0.143cm" svg:viewBox="0 0 229 215" svg:d="M229 4c0-2-1-4-3-4-3 0-3 1-6 4l-21 22c-3-3-19-26-56-26-72 0-143 64-143 131 0 49 38 84 91 84 16 0 45-4 75-29 24-20 30-47 30-48 0-5-4-5-5-5-4 0-5 3-6 5-11 41-53 66-89 66-31 0-66-17-66-63 0-9 1-57 36-94 20-23 52-36 80-36 34 0 53 25 53 59 0 7 0 9 0 10 0 4 5 4 5 4 5 0 5 0 7-5z"><text:p/></draw:path></draw:g></text:span><text:span text:style-name="T22">.</text:span></text:p>
      <text:h text:style-name="P49" text:outline-level="1">Critérios para avaliação do trabalho</text:h>
      <text:list xml:id="list9672085" text:style-name="L1">
        <text:list-item>
          <text:p text:style-name="P13">Documento.</text:p>
        </text:list-item>
      </text:list>
      <text:list xml:id="list1090664685" text:style-name="L2">
        <text:list-item>
          <text:list>
            <text:list-item>
              <text:p text:style-name="P14">O trabaho deverá ser entregue no formato jupyter-notebook <text:span text:style-name="T8">(trabalho.ipynb)</text:span>, incluindo introdução <text:span text:style-name="T8">(objetivos e descrição do sistema de interesse)</text:span>, metodologia <text:span text:style-name="T8">(descrição das etapas necessárias para atingir os objetivos)</text:span>, resultados <text:span text:style-name="T8">(</text:span>código desenvolvido <text:span text:style-name="T8">e gráficos) </text:span>e discussão <text:span text:style-name="T8">(interpretação dos resultados)</text:span>, e conclusão; <text:span text:style-name="T8">e será avaliado quanto a:</text:span></text:p>
              <text:list>
                <text:list-item>
                  <text:p text:style-name="P17">Apresentação <text:span text:style-name="T8">d</text:span>o embasamento da metodologia utilizada,</text:p>
                </text:list-item>
                <text:list-item>
                  <text:p text:style-name="P15">Organização do código (#comentários <text:span text:style-name="T8">explicando o objetivo de blocos de código</text:span>)</text:p>
                </text:list-item>
                <text:list-item>
                  <text:p text:style-name="P19">Se o programa roda e gera resultados corretos para o sistema proposto,</text:p>
                </text:list-item>
                <text:list-item>
                  <text:p text:style-name="P16">Discussão dos resultados (descrever e interpretar os gráficos obtidos),</text:p>
                </text:list-item>
                <text:list-item>
                  <text:p text:style-name="P18">Conclusão.</text:p>
                </text:list-item>
              </text:list>
            </text:list-item>
          </text:list>
        </text:list-item>
      </text:list>
      <text:list xml:id="list144256495711096" text:continue-list="list9672085" text:style-name="L1">
        <text:list-item>
          <text:p text:style-name="P20">Arguição.</text:p>
        </text:list-item>
      </text:list>
      <text:list xml:id="list277552727" text:style-name="L3">
        <text:list-item>
          <text:list>
            <text:list-item>
              <text:p text:style-name="P22">Será conduzida individualmente uma arguição de até 10 minutos, durante a qual iremos rodar os códigos do trabalho, sobre:</text:p>
              <text:list>
                <text:list-item>
                  <text:p text:style-name="P21">Significância de instruções e blocos de código do trabalho,</text:p>
                </text:list-item>
                <text:list-item>
                  <text:p text:style-name="P21">Descrição e interpretação dos resultados.</text:p>
                </text:list-item>
              </text:list>
            </text:list-item>
          </text:list>
        </text:list-item>
      </text:list>
      <text:list xml:id="list144255367982229" text:continue-list="list144256495711096" text:style-name="L1">
        <text:list-item>
          <text:p text:style-name="P23">Data de entrega do <text:span text:style-name="T5">trabalho</text:span></text:p>
        </text:list-item>
      </text:list>
      <text:list xml:id="list3252637005" text:style-name="L4">
        <text:list-item>
          <text:list>
            <text:list-item>
              <text:p text:style-name="P24"><text:span text:style-name="T5">O arquivo </text:span><text:span text:style-name="T17">i-python-notebook</text:span><text:span text:style-name="T5"> da</text:span> segunda parte do trabalho descrita nos Objetivos deverá ser entregue por email até o dia <text:span text:style-name="T9">27</text:span>/<text:span text:style-name="T9">11</text:span>;</text:p>
            </text:list-item>
            <text:list-item>
              <text:p text:style-name="P25">A arguição referente <text:span text:style-name="T9">a</text:span> ambas as partes do trabaho será agendada entre os dias <text:span text:style-name="T9">27</text:span>/<text:span text:style-name="T9">11</text:span> e <text:span text:style-name="T9">5</text:span>/<text:span text:style-name="T9">12</text:span>.</text:p>
            </text:list-item>
          </text:list>
        </text:list-item>
      </text:list>
      <text:p text:style-name="P1"/>
      <text:h text:style-name="Heading_20_1" text:outline-level="1"><text:soft-page-break/>Objetivos</text:h>
      <text:h text:style-name="Heading_20_2" text:outline-level="2"><text:span text:style-name="T4">Entrega 2 – </text:span>Mistura <text:span text:style-name="T7">(binário)</text:span></text:h>
      <text:p text:style-name="P5">Selecionar <text:span text:style-name="T12">dois</text:span> componentes</text:p>
      <text:list xml:id="list2096468530" text:style-name="L5">
        <text:list-item>
          <text:p text:style-name="P27"><text:span text:style-name="T10">P</text:span>rogramação <text:span text:style-name="T10">da forma </text:span>P(T,V,<text:span text:style-name="T14">x</text:span>) <text:span text:style-name="T10">para misturas </text:span>usando a equação de Peng e Robinson.</text:p>
          <text:p text:style-name="P31">(Reid, Prausnitz &amp; Poling, 1987 - pp 42, 43)</text:p>
          <text:list>
            <text:list-item>
              <text:p text:style-name="P34"><text:span text:style-name="T10">P</text:span>rogramar a regra de <text:span text:style-name="T10">combinação e </text:span>mistura <text:span text:style-name="T10">clássica </text:span><text:span text:style-name="T10"><draw:g text:anchor-type="as-char" svg:y="-0.318cm" draw:z-index="9" draw:style-name="gr1"><svg:title>TexMaths</svg:title><svg:desc>12§display§a_\mathrm{mix}(a,x)§svg§600§FALSE§</svg:desc><draw:polygon draw:style-name="gr2" draw:text-style-name="P53" svg:width="1.769cm" svg:height="0.42cm" svg:x="0cm" svg:y="0.001cm" svg:viewBox="0 0 1770 421" draw:points="885,421 0,421 0,0 1770,0 1770,421"><text:p/></draw:polygon><draw:path draw:style-name="gr3" draw:text-style-name="P54" svg:width="0.193cm" svg:height="0.191cm" svg:x="0.017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54" svg:width="0.249cm" svg:height="0.131cm" svg:x="0.238cm" svg:y="0.248cm" svg:viewBox="0 0 250 132" svg:d="M228 41c0-25-13-41-44-41-24 0-40 12-48 28-6-21-22-28-44-28-24 0-40 13-48 29h-1v-29l-43 2v12c20 0 22 3 22 17v77c0 12-3 12-22 12v12c1 0 22-2 34-2s31 1 34 2v-12c-19 0-22 0-22-12v-54c0-31 24-46 44-46s23 17 23 33v67c0 12-3 12-22 12v12c0 0 22-2 34-2 11 0 31 1 33 2v-12c-19 0-21 0-21-12v-54c0-31 24-46 43-46 22 0 24 17 24 33v67c0 12-2 12-22 12v12c0 0 22-2 34-2 11 0 31 1 34 2v-12c-20 0-22 0-22-12z"><text:p/></draw:path><draw:path draw:style-name="gr3" draw:text-style-name="P54" svg:width="0.064cm" svg:height="0.198cm" svg:x="0.515cm" svg:y="0.178cm" svg:viewBox="0 0 65 199" svg:d="M46 17c0-9-6-17-17-17-9 0-17 7-17 17 0 11 10 18 17 18 9 0 17-9 17-18zM1 72v12c19 0 21 0 21 16v76c0 14-3 14-22 14v9c1 0 22 0 34 0 10 0 21 0 31 0v-9c-17 0-19 0-19-14v-106z"><text:p/></draw:path><draw:path draw:style-name="gr3" draw:text-style-name="P54" svg:width="0.162cm" svg:height="0.127cm" svg:x="0.601cm" svg:y="0.25cm" svg:viewBox="0 0 163 128" svg:d="M94 61l-4-2c0-1 20-23 23-25 9-12 20-23 44-23v-11c-8 1-17 1-25 1-10 0-20 0-29-1v11c5 1 5 3 5 6 0 1 0 6-4 11l-20 22-25-27c-4-4-4-5-4-6 0-5 5-6 9-6v-11c-11 1-23 1-33 1-9 0-20 0-29-1v11c14 0 21 0 29 8l37 43 2 3c0 1-22 26-24 29-12 12-22 24-46 24v10c8-1 16-1 25-1s21 0 30 1v-10c-5 0-7-3-7-8 0-6 4-9 8-14l21-23 26 30c5 5 5 6 5 9 0 6-6 6-7 6v10c2-1 24-1 33-1 10 0 20 0 29 1v-10c-20 0-23-2-30-10z"><text:p/></draw:path><draw:path draw:style-name="gr3" draw:text-style-name="P54" svg:width="0.097cm" svg:height="0.421cm" svg:x="0.83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193cm" svg:height="0.191cm" svg:x="0.973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54" svg:width="0.049cm" svg:height="0.126cm" svg:x="1.214cm" svg:y="0.271cm" svg:viewBox="0 0 50 127" svg:d="M50 44c0-27-10-44-27-44-15 0-23 11-23 22 0 12 8 24 23 24 5 0 11-3 14-6 3-2 3-2 4-2v6c0 32-15 58-29 71-5 5-5 6-5 7 0 4 1 5 5 5 5 0 38-33 38-83z"><text:p/></draw:path><draw:path draw:style-name="gr3" draw:text-style-name="P54" svg:width="0.21cm" svg:height="0.191cm" svg:x="1.377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54" svg:width="0.097cm" svg:height="0.421cm" svg:x="1.629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10"><text:s/>e </text:span><text:span text:style-name="T10"><draw:g text:anchor-type="as-char" svg:y="-0.318cm" draw:z-index="8" draw:style-name="gr1"><svg:title>TexMaths</svg:title><svg:desc>12§display§b_\mathrm{mix}(b,x)§svg§600§FALSE§</svg:desc><draw:polygon draw:style-name="gr2" draw:text-style-name="P53" svg:width="1.685cm" svg:height="0.42cm" svg:x="0cm" svg:y="0.001cm" svg:viewBox="0 0 1686 421" draw:points="843,421 0,421 0,0 1686,0 1686,421"><text:p/></draw:polygon><draw:path draw:style-name="gr3" draw:text-style-name="P54" svg:width="0.155cm" svg:height="0.298cm" svg:x="0.02cm" svg:y="0.021cm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draw:path draw:style-name="gr3" draw:text-style-name="P54" svg:width="0.248cm" svg:height="0.131cm" svg:x="0.196cm" svg:y="0.248cm" svg:viewBox="0 0 249 132" svg:d="M228 41c0-25-13-41-44-41-24 0-40 12-48 28-6-21-22-28-44-28-24 0-40 13-48 29h-1v-29l-43 2v12c20 0 22 3 22 17v77c0 12-3 12-22 12v12c1 0 22-2 34-2s31 1 34 2v-12c-19 0-22 0-22-12v-54c0-31 24-46 44-46s23 17 23 33v67c0 12-3 12-22 12v12c0 0 22-2 34-2 11 0 31 1 33 2v-12c-19 0-21 0-21-12v-54c0-31 24-46 43-46 22 0 24 17 24 33v67c0 12-2 12-22 12v12c0 0 22-2 34-2 11 0 31 1 33 2v-12c-19 0-21 0-21-12z"><text:p/></draw:path><draw:path draw:style-name="gr3" draw:text-style-name="P54" svg:width="0.064cm" svg:height="0.198cm" svg:x="0.474cm" svg:y="0.178cm" svg:viewBox="0 0 65 199" svg:d="M46 17c0-9-6-17-17-17-9 0-17 7-17 17 0 11 10 18 17 18 9 0 17-9 17-18zM1 72v12c19 0 21 0 21 16v76c0 14-3 14-22 14v9c1 0 22 0 34 0 10 0 21 0 31 0v-9c-17 0-19 0-19-14v-106z"><text:p/></draw:path><draw:path draw:style-name="gr3" draw:text-style-name="P54" svg:width="0.162cm" svg:height="0.127cm" svg:x="0.559cm" svg:y="0.25cm" svg:viewBox="0 0 163 128" svg:d="M94 61l-4-2c0-1 20-23 23-25 9-12 20-23 44-23v-11c-8 1-17 1-25 1-10 0-20 0-29-1v11c5 1 5 3 5 6 0 1 0 6-4 11l-20 22-25-27c-4-4-4-5-4-6 0-5 5-6 9-6v-11c-11 1-23 1-33 1-9 0-20 0-29-1v11c14 0 21 0 29 8l37 43 2 3c0 1-22 26-24 29-12 12-22 24-46 24v10c8-1 16-1 25-1s21 0 30 1v-10c-5 0-7-3-7-8 0-6 4-9 8-14l21-23 26 30c5 5 5 6 5 9 0 6-6 6-7 6v10c2-1 24-1 33-1 10 0 20 0 29 1v-10c-20 0-23-2-30-10z"><text:p/></draw:path><draw:path draw:style-name="gr3" draw:text-style-name="P54" svg:width="0.097cm" svg:height="0.421cm" svg:x="0.79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155cm" svg:height="0.298cm" svg:x="0.934cm" svg:y="0.021cm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3" draw:text-style-name="P54" svg:width="0.049cm" svg:height="0.126cm" svg:x="1.131cm" svg:y="0.271cm" svg:viewBox="0 0 50 127" svg:d="M50 44c0-27-10-44-27-44-15 0-23 11-23 22 0 12 8 24 23 24 5 0 11-3 14-6 3-2 3-2 4-2v6c0 32-15 58-29 71-5 5-5 6-5 7 0 4 1 5 5 5 5 0 38-33 38-83z"><text:p/></draw:path><draw:path draw:style-name="gr3" draw:text-style-name="P54" svg:width="0.21cm" svg:height="0.191cm" svg:x="1.294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4" svg:width="0.097cm" svg:height="0.421cm" svg:x="1.546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10">.</text:span></text:p>
              <text:p text:style-name="P31">(Reid, Prausnitz &amp; Poling, 1987 - pp 82)</text:p>
              <text:list>
                <text:list-item>
                  <text:p text:style-name="P38"><text:span text:style-name="T20">U</text:span>sar <text:span text:style-name="T20">coeficientes de interação binária </text:span><draw:g text:anchor-type="as-char" svg:y="-0.295cm" draw:z-index="7" draw:style-name="gr1"><svg:title>TexMaths</svg:title><svg:desc>12§display§k_{ij}§svg§600§FALSE§</svg:desc><draw:polygon draw:style-name="gr2" draw:text-style-name="P53" svg:width="0.494cm" svg:height="0.411cm" svg:x="0cm" svg:y="0.002cm" svg:viewBox="0 0 495 412" draw:points="247,412 0,412 0,0 495,0 495,412"><text:p/></draw:polygon><draw:path draw:style-name="gr3" draw:text-style-name="P54" svg:width="0.191cm" svg:height="0.297cm" svg:x="0.023cm" svg:y="0cm" svg:viewBox="0 0 192 298" svg:d="M98 5c0-1 0-5-4-5-10 0-42 4-53 4-4 1-9 1-9 8 0 6 4 6 11 6 21 0 22 4 22 7l-1 9-62 243c-2 6-2 7-2 8 0 11 8 13 12 13 6 0 12-3 14-9 3-4 22-82 24-93 15 2 50 8 50 36 0 3 0 5-2 10 0 5-1 10-1 14 0 24 16 42 39 42 13 0 24-7 33-22 11-20 16-42 16-44 0-4-5-4-5-4-5 0-5 2-6 8-8 31-18 53-37 53-9 0-15-5-15-21 0-7 3-16 5-22 0-9 0-10 0-14 0-28-25-39-62-44 14-8 27-21 37-32 20-22 40-40 60-40 4 0 4 0 4 0 5 1 6 1 9 4 0 0 0 1 2 1-21 1-24 18-24 23 0 7 4 15 16 15 11 0 23-9 23-26 0-12-9-26-29-26-12 0-31 3-61 37-14 17-32 32-47 39z"><text:p/></draw:path><draw:path draw:style-name="gr3" draw:text-style-name="P54" svg:width="0.089cm" svg:height="0.198cm" svg:x="0.233cm" svg:y="0.161cm" svg:viewBox="0 0 90 199" svg:d="M83 12c0-5-4-12-12-12-9 0-17 7-17 17 0 5 4 11 12 11s17-9 17-16zM22 162c-2 3-3 7-3 13 0 13 12 24 28 24 31 0 43-41 43-44 0-4-4-4-5-4-3 0-3 1-6 5-6 24-19 34-31 34-6 0-7-3-7-10 0-6 2-11 5-18 3-9 6-16 9-24 3-6 13-35 15-37 1-3 2-8 2-10 0-14-12-25-29-25-30 0-43 41-43 45s4 4 5 4c5 0 5-2 6-5 7-26 20-36 31-36 5 0 8 3 8 10s-2 12-9 30z"><text:p/></draw:path><draw:path draw:style-name="gr3" draw:text-style-name="P54" svg:width="0.13cm" svg:height="0.255cm" svg:x="0.339cm" svg:y="0.161cm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/draw:g><text:s/>= 0</text:p>
                </text:list-item>
              </text:list>
            </text:list-item>
            <text:list-item>
              <text:p text:style-name="P28"><text:span text:style-name="T16">C</text:span>álculo em sequência de P versus sequência de V para <text:span text:style-name="T16">algumas</text:span> T <text:span text:style-name="T16">dadas</text:span> <text:span text:style-name="T20">(como na parte I) </text:span>para para <text:span text:style-name="T20">mistura com </text:span>uma composição rica <text:span text:style-name="T16">no </text:span>componente <text:span text:style-name="T16">mais </text:span>pesado.</text:p>
              <text:list>
                <text:list-item>
                  <text:p text:style-name="P27"><text:span text:style-name="T16">D</text:span>esenhar isoterma<text:span text:style-name="T16">s</text:span> no plano P versus V para <text:span text:style-name="T16">essa composição</text:span></text:p>
                </text:list-item>
              </text:list>
            </text:list-item>
            <text:list-item>
              <text:p text:style-name="P27"><text:span text:style-name="T20">Repetir cálculos</text:span> para <text:span text:style-name="T20">mistura com </text:span>uma composição rica <text:span text:style-name="T16">no </text:span>componente <text:span text:style-name="T16">mais leve</text:span>.</text:p>
              <text:list>
                <text:list-item>
                  <text:p text:style-name="P27"><text:span text:style-name="T16">D</text:span>esenhar isoterma<text:span text:style-name="T16">s</text:span> no plano P versus V para <text:span text:style-name="T16">essa composição</text:span></text:p>
                </text:list-item>
              </text:list>
            </text:list-item>
          </text:list>
        </text:list-item>
        <text:list-item>
          <text:p text:style-name="P26"><text:span text:style-name="T10">P</text:span>rogramação <text:span text:style-name="T20">da forma </text:span>V(T,<text:span text:style-name="T16">P,x</text:span>)</text:p>
          <text:list>
            <text:list-item>
              <text:p text:style-name="P39">Adaptar a função de cálculo de volume da parte I para trabalhar com a equação de estado para mistura.</text:p>
              <text:list>
                <text:list-item>
                  <text:p text:style-name="P39">Definir coeficientes da forma cúbica da equação de estado e resolver usando método de solução de raiz de polinômios (numpy.roots)</text:p>
                </text:list-item>
                <text:list-item>
                  <text:p text:style-name="P26"><text:span text:style-name="T11">I</text:span>mplementar lógica de classificação de raízes de volume (líquido, vapor, intermediária e não física)</text:p>
                </text:list-item>
              </text:list>
            </text:list-item>
            <text:list-item>
              <text:p text:style-name="P26"><text:span text:style-name="T11">C</text:span>omparar calculos pontuais com as isotermas <text:span text:style-name="T16">no gráfico P versus V (como na parte I)</text:span></text:p>
            </text:list-item>
          </text:list>
        </text:list-item>
        <text:list-item>
          <text:p text:style-name="P35"><text:span text:style-name="T11">P</text:span>rogramação de coeficientes de fugacidade <text:span text:style-name="T18">(</text:span><draw:g text:anchor-type="as-char" svg:y="-0.407cm" draw:z-index="1" draw:style-name="gr1"><svg:title>TexMaths</svg:title><svg:desc>12§display§\hat\phi_i§svg§600§FALSE§</svg:desc><draw:polygon draw:style-name="gr2" draw:text-style-name="P53" svg:width="0.37cm" svg:height="0.484cm" svg:x="0cm" svg:y="0.003cm" svg:viewBox="0 0 371 485" draw:points="186,485 0,485 0,0 371,0 371,485"><text:p/></draw:polygon><draw:polygon draw:style-name="gr3" draw:text-style-name="P54" svg:width="0.112cm" svg:height="0.065cm" svg:x="0.104cm" svg:y="0cm" svg:viewBox="0 0 113 66" draw:points="56,0 0,59 7,66 56,22 106,66 113,59"><text:p/></draw:polygon><draw:path draw:style-name="gr3" draw:text-style-name="P54" svg:width="0.221cm" svg:height="0.379cm" svg:x="0.022cm" svg:y="0.111cm" svg:viewBox="0 0 222 380" svg:d="M164 11c0-1 2-6 2-7 0 0 0-4-5-4s-5 1-6 8l-25 99c-68 1-130 57-130 115 0 40 30 74 82 76-4 14-8 27-10 40-6 20-10 36-10 37 0 5 3 5 5 5 3 0 3 0 5-1 0-2 2-11 4-17l16-64c69-2 130-60 130-116 0-33-22-72-82-75zM84 289c-26-1-56-16-56-59 0-49 37-109 99-115zM138 115c32 2 58 22 58 59 0 50-38 110-102 115z"><text:p/></draw:path><draw:path draw:style-name="gr3" draw:text-style-name="P54" svg:width="0.089cm" svg:height="0.199cm" svg:x="0.264cm" svg:y="0.273cm" svg:viewBox="0 0 90 200" svg:d="M83 12c0-5-4-12-12-12-9 0-17 7-17 17 0 5 4 11 12 11s17-9 17-16zM22 162c-2 5-3 7-3 13 0 13 12 25 28 25 31 0 43-42 43-45 0-4-4-4-5-4-3 0-3 1-6 5-6 24-19 35-31 35-6 0-7-4-7-10 0-7 2-12 5-19 3-9 6-16 9-24 3-6 13-35 15-37 1-3 2-8 2-10 0-14-12-25-29-25-30 0-43 41-43 45s4 4 5 4c5 0 5-2 6-5 7-26 20-36 31-36 5 0 8 3 8 10s-2 12-9 30z"><text:p/></draw:path></draw:g><text:span text:style-name="T18">) </text:span>na mistura</text:p>
          <text:p text:style-name="P31">(Reid, Prausnitz &amp; Poling, 1987, pp 144, 145)</text:p>
          <text:list>
            <text:list-item>
              <text:p text:style-name="P29"><text:span text:style-name="T16">T</text:span>estar <text:span text:style-name="T21">no caso limite:</text:span></text:p>
              <text:list>
                <text:list-item>
                  <text:p text:style-name="P40">verificar se coeficientes de fugacidade para raiz de volume de gas a baixa pressão são próximos à 1 - comportamento de gás ideal.</text:p>
                </text:list-item>
                <text:list-item>
                  <text:p text:style-name="P41"><text:span text:style-name="T21">verificar se </text:span>coeficientes de fugacidade <text:span text:style-name="T18">quando a composição for [1,0] ou [0,1]</text:span> dá igual <text:span text:style-name="T16">a</text:span> <draw:g text:anchor-type="as-char" svg:y="-0.646cm" draw:z-index="0" draw:style-name="gr1"><svg:title>TexMaths</svg:title><svg:desc>12§display§\exp\left(\frac{G^\mathrm{RES}}{RT}\right)§svg§600§FALSE§</svg:desc><draw:polygon draw:style-name="gr2" draw:text-style-name="P53" svg:width="2.445cm" svg:height="1.036cm" svg:x="0cm" svg:y="0.008cm" svg:viewBox="0 0 2446 1037" draw:points="1224,1037 0,1037 0,0 2446,0 2446,1037"><text:p/></draw:polygon><draw:path draw:style-name="gr3" draw:text-style-name="P54" svg:width="0.163cm" svg:height="0.193cm" svg:x="0.012cm" svg:y="0.458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54" svg:width="0.213cm" svg:height="0.181cm" svg:x="0.192cm" svg:y="0.465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1-14z"><text:p/></draw:path><draw:path draw:style-name="gr3" draw:text-style-name="P54" svg:width="0.208cm" svg:height="0.268cm" svg:x="0.42cm" svg:y="0.459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54" svg:width="0.208cm" svg:height="1.012cm" svg:x="0.803cm" svg:y="0.034cm" svg:viewBox="0 0 209 1013" svg:d="M209 1009c0-2-1-2-3-3-15-17-44-45-72-90-68-110-98-246-98-410 0-114 14-259 84-385 34-61 68-95 88-114 1 0 1-1 1-3 0-4-4-4-10-4-5 0-6 0-13 7-142 129-186 322-186 499 0 166 38 333 146 460 9 10 24 26 42 42 5 5 6 5 11 5 6 0 10 0 10-4z"><text:p/></draw:path><draw:path draw:style-name="gr3" draw:text-style-name="P54" svg:width="0.299cm" svg:height="0.306cm" svg:x="1.097cm" svg:y="0.064cm" svg:viewBox="0 0 300 307" svg:d="M300 4c0-2 0-4-5-4 0 0-1 0-6 5l-29 32c-3-6-24-37-70-37-95 0-190 94-190 192 0 67 47 115 115 115 19 0 39-3 53-9 22-9 30-17 37-27 4 11 15 27 19 27 3 0 4-2 4-3 0 0 5-15 6-24l8-33c2-8 4-15 5-22 5-19 6-20 30-20 3 0 7 0 7-9 0-2-2-5-6-5-9 0-34 3-44 3-13 0-46-3-59-3-5 0-9 0-9 9 0 5 3 5 13 5 0 0 12 0 21 1 12 1 14 2 14 7s-5 24-9 38c-12 48-67 53-81 53-41 0-86-24-86-90 0-12 5-83 50-137 22-28 63-55 105-55 43 0 69 33 69 82 0 17-2 18-2 21 0 5 4 5 6 5 5 0 5-1 8-8z"><text:p/></draw:path><draw:path draw:style-name="gr3" draw:text-style-name="P54" svg:width="0.223cm" svg:height="0.208cm" svg:x="1.422cm" svg:y="0.004cm" svg:viewBox="0 0 224 209" svg:d="M132 102c26-7 53-24 53-48 0-30-39-54-85-54h-100v11h7c23 0 24 2 24 13v155c0 9-1 13-24 13h-7v11c0 0 31-1 44-1 12 0 29 0 45 1v-11h-9c-21 0-22-2-22-13v-73h39c6 0 21 0 34 12 11 9 11 16 11 36 0 19 0 31 13 43 12 11 30 12 38 12 25 0 31-24 31-34 0-1 0-5-4-5s-5 3-5 5c-1 18-11 25-21 25-16 0-19-18-22-44-4-24-5-29-12-38-4-4-12-11-28-16zM96 97h-38v-75c0-8 0-10 7-11 3 0 13 0 19 0 29 0 70 0 70 43 0 34-27 43-58 43z"><text:p/></draw:path><draw:path draw:style-name="gr3" draw:text-style-name="P54" svg:width="0.198cm" svg:height="0.201cm" svg:x="1.667cm" svg:y="0.008cm" svg:viewBox="0 0 199 202" svg:d="M199 124h-9c-9 44-15 67-70 67h-47c-13 0-14-3-14-11v-78h30c30 0 33 10 33 35h11v-81h-11c0 27-3 35-33 35h-30v-69c0-9 1-11 14-11h45c48 0 57 15 62 57h10l-9-68h-181v11h7c23 0 24 2 24 13v154c0 9-1 13-24 13h-7v11h186z"><text:p/></draw:path><draw:path draw:style-name="gr3" draw:text-style-name="P54" svg:width="0.145cm" svg:height="0.213cm" svg:x="1.897cm" svg:y="0cm" svg:viewBox="0 0 146 214" svg:d="M53 84c-27-5-34-24-34-36 0-20 18-38 46-38 39 0 57 26 62 57 0 5 0 6 5 6s5-2 5-8v-58c0-5 0-7-5-7-1 0-2 1-5 4l-9 18c-21-21-45-22-53-22-39 0-65 26-65 56 0 17 7 30 18 40 12 12 22 13 54 22 26 4 32 6 41 14 7 7 14 17 14 30 0 20-18 42-47 42-28 0-68-12-69-56-1-5-1-6-6-6s-5 1-5 7v57c0 6 0 8 4 8 3 0 3 0 4-3 4-3 9-13 12-17 18 16 41 20 60 20 40 0 66-29 66-60 0-27-19-52-49-59z"><text:p/></draw:path><draw:polygon draw:style-name="gr3" draw:text-style-name="P54" svg:width="1.01cm" svg:height="0.017cm" svg:x="1.076cm" svg:y="0.532cm" svg:viewBox="0 0 1011 18" draw:points="506,18 0,18 0,0 1011,0 1011,18"><text:p/></draw:polygon><draw:path draw:style-name="gr3" draw:text-style-name="P54" svg:width="0.301cm" svg:height="0.298cm" svg:x="1.283cm" svg:y="0.646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54" svg:width="0.287cm" svg:height="0.285cm" svg:x="1.599cm" svg:y="0.651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 0 36 0c11 0 24 0 35 0 12 0 25 0 37 0 3 0 9 0 9-8 0-4-4-4-14-4-11 0-17 0-28-2-12-1-15-2-15-9 0 0 0-1 1-9z"><text:p/></draw:path><draw:path draw:style-name="gr3" draw:text-style-name="P54" svg:width="0.208cm" svg:height="1.012cm" svg:x="2.151cm" svg:y="0.034cm" svg:viewBox="0 0 209 1013" svg:d="M209 506c0-165-39-332-147-459-8-10-24-27-40-42-6-5-8-5-14-5-4 0-8 0-8 4 0 2 2 3 2 4 15 16 44 44 72 90 68 108 100 245 100 408 0 114-16 261-85 386-34 61-70 96-87 114-1 1-2 1-2 3 0 4 4 4 8 4 6 0 8 0 14-6 142-130 187-322 187-501z"><text:p/></draw:path></draw:g><text:s/>da primeira parte do trabalho <text:span text:style-name="T18">para cada componente puro</text:span>.</text:p>
                </text:list-item>
              </text:list>
            </text:list-item>
          </text:list>
        </text:list-item>
        <text:list-item>
          <text:p text:style-name="P30"><text:span text:style-name="T18">P</text:span>rogramação de resolução da pressão de ponto de bolha</text:p>
          <text:list>
            <text:list-item>
              <text:p text:style-name="P42">Implementar algoritmo de pressão de ponto de bolha <draw:g text:anchor-type="as-char" svg:y="-0.318cm" draw:z-index="2" draw:style-name="gr1"><svg:title>TexMaths</svg:title><svg:desc>12§display§(P,y) \leftarrow (T,x)§svg§600§FALSE§</svg:desc><draw:polygon draw:style-name="gr2" draw:text-style-name="P53" svg:width="2.706cm" svg:height="0.42cm" svg:x="0cm" svg:y="0.001cm" svg:viewBox="0 0 2707 421" draw:points="1354,421 0,421 0,0 2707,0 2707,421"><text:p/></draw:polygon><draw:path draw:style-name="gr3" draw:text-style-name="P54" svg:width="0.097cm" svg:height="0.421cm" svg:x="0.041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301cm" svg:height="0.288cm" svg:x="0.18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54" svg:width="0.049cm" svg:height="0.126cm" svg:x="0.481cm" svg:y="0.271cm" svg:viewBox="0 0 50 127" svg:d="M50 44c0-27-10-44-27-44-15 0-23 11-23 22 0 12 8 24 23 24 5 0 11-3 14-6 3-2 3-2 4-2v6c0 32-15 58-29 71-5 5-5 6-5 7 0 4 1 5 5 5 5 0 38-33 38-83z"><text:p/></draw:path><draw:path draw:style-name="gr3" draw:text-style-name="P54" svg:width="0.195cm" svg:height="0.273cm" svg:x="0.645cm" svg:y="0.129cm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54" svg:width="0.097cm" svg:height="0.421cm" svg:x="0.877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54" svg:width="0.375cm" svg:height="0.22cm" svg:x="1.157cm" svg:y="0.1cm" svg:viewBox="0 0 376 221" svg:d="M360 119c7 0 16 0 16-9 0-8-9-8-16-8h-314c24-18 34-35 38-41 19-29 23-55 23-56 0-5-5-5-9-5-7 0-8 1-9 8-10 42-35 77-82 96-5 3-7 4-7 6 0 3 2 4 7 6 43 18 72 51 82 99 1 5 2 6 9 6 4 0 9 0 9-5 0-1-4-28-22-55-8-13-20-29-39-42z"><text:p/></draw:path><draw:path draw:style-name="gr3" draw:text-style-name="P54" svg:width="0.097cm" svg:height="0.421cm" svg:x="1.71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4" svg:width="0.287cm" svg:height="0.285cm" svg:x="1.845cm" svg:y="0.031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 24 0 35 0c12 0 25 0 37 0 3 0 9 0 9-8 0-4-4-4-14-4-11 0-17 0-28-2-12-1-15-2-15-9 0 0 0-1 1-9z"><text:p/></draw:path><draw:path draw:style-name="gr3" draw:text-style-name="P54" svg:width="0.049cm" svg:height="0.126cm" svg:x="2.152cm" svg:y="0.271cm" svg:viewBox="0 0 50 127" svg:d="M50 44c0-27-10-44-27-44-15 0-23 11-23 22 0 12 8 24 23 24 5 0 11-3 14-6 3-2 3-2 4-2v6c0 32-15 58-29 71-5 5-5 6-5 7 0 4 1 5 5 5 5 0 38-33 38-83z"><text:p/></draw:path><draw:path draw:style-name="gr3" draw:text-style-name="P54" svg:width="0.21cm" svg:height="0.191cm" svg:x="2.315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4" svg:width="0.097cm" svg:height="0.421cm" svg:x="2.566cm" svg:y="0cm" svg:viewBox="0 0 98 422" svg:d="M98 211c0-32-4-84-27-132-25-51-63-79-67-79-2 0-4 2-4 4s0 3 7 10c43 41 67 108 67 197 0 72-15 147-68 199-6 6-6 8-6 9 0 2 2 3 4 3 4 0 43-28 68-82 22-46 26-93 26-129z"><text:p/></draw:path></draw:g></text:p>
              <text:p text:style-name="P43">(ver anexo: Sandler, 2017, pp 561, 562)</text:p>
            </text:list-item>
            <text:list-item>
              <text:p text:style-name="P42"><text:soft-page-break/>Testar se para composição próximo a puro ( [1,0] e [0,1] o valor de ponto de bolha dá próximo a pressão de saturação de cada puro <text:span text:style-name="T21">calculada da forma </text:span>da parte I )</text:p>
            </text:list-item>
            <text:list-item>
              <text:p text:style-name="P33"><text:span text:style-name="T11">C</text:span>álculo em sequência de pressão de bolha <text:span text:style-name="T18">(</text:span><text:span text:style-name="T18"><draw:g text:anchor-type="as-char" svg:y="-0.383cm" draw:z-index="6" draw:style-name="gr1"><svg:title>TexMaths</svg:title><svg:desc>12§display§P^\mathrm{bolha}§svg§600§FALSE§</svg:desc><draw:polygon draw:style-name="gr2" draw:text-style-name="P53" svg:width="1.139cm" svg:height="0.38cm" svg:x="0cm" svg:y="0.001cm" svg:viewBox="0 0 1140 381" draw:points="570,381 0,381 0,0 1140,0 1140,381"><text:p/></draw:polygon><draw:path draw:style-name="gr3" draw:text-style-name="P54" svg:width="0.301cm" svg:height="0.29cm" svg:x="0.017cm" svg:y="0.092cm" svg:viewBox="0 0 302 291" svg:d="M112 157h72c58 0 118-45 118-92 0-34-27-65-84-65h-136c-8 0-12 0-12 7 0 6 3 6 12 6 4 0 12 0 18 1 7 0 8 3 8 8 0 0 0 2 0 7l-58 229c-4 16-4 19-38 19-7 0-12 0-12 9 0 5 5 5 7 5 11 0 41-2 53-2 10 0 19 0 28 0 8 0 18 2 26 2 4 0 8 0 8-9 0-5-3-5-10-5-16 0-28 0-28-8 0-1 0-4 1-6zM142 29c4-15 4-16 22-16h41c35 0 58 12 58 41 0 16-9 53-25 69-21 19-47 22-65 22h-60z"><text:p/></draw:path><draw:path draw:style-name="gr3" draw:text-style-name="P54" svg:width="0.159cm" svg:height="0.21cm" svg:x="0.343cm" svg:y="0cm" svg:viewBox="0 0 160 211" svg:d="M44 0l-44 2v12c20 0 22 3 22 17v175h10l11-17c11 15 27 22 43 22 40 0 74-30 74-69 0-36-32-67-71-67-17 0-34 8-45 19zM46 107c8-13 24-23 43-23 15 0 27 10 33 18 6 9 10 21 10 40 0 6 0 29-12 44-12 13-26 15-36 15-24 0-35-19-38-25z"><text:p/></draw:path><draw:path draw:style-name="gr3" draw:text-style-name="P54" svg:width="0.145cm" svg:height="0.135cm" svg:x="0.535cm" svg:y="0.075cm" svg:viewBox="0 0 146 136" svg:d="M146 70c0-39-32-70-73-70-42 0-73 31-73 70 0 37 32 66 73 66 40 0 73-29 73-66zM73 127c-12 0-27-4-37-19-8-12-10-27-10-42 0-12 0-30 11-43 9-9 21-15 36-15 17 0 30 9 36 19 9 10 10 26 10 39 0 15-1 32-10 42-8 13-21 19-36 19z"><text:p/></draw:path><draw:path draw:style-name="gr3" draw:text-style-name="P54" svg:width="0.066cm" svg:height="0.205cm" svg:x="0.707cm" svg:y="0cm" svg:viewBox="0 0 67 206" svg:d="M46 0l-46 2v12c20 0 22 3 22 17v152c0 14-3 14-22 14v9c1 0 22 0 34 0s21 0 33 0v-9c-19 0-21 0-21-14z"><text:p/></draw:path><draw:path draw:style-name="gr3" draw:text-style-name="P54" svg:width="0.159cm" svg:height="0.205cm" svg:x="0.802cm" svg:y="0cm" svg:viewBox="0 0 160 206" svg:d="M137 117c0-27-13-42-45-42-26 0-40 17-46 27h-2v-102l-44 2v12c20 0 22 3 22 17v152c0 14-3 14-22 14v9c1 0 22 0 34 0s31 0 34 0v-9c-19 0-22 0-22-14v-54c0-30 24-45 44-45s23 16 23 32v67c0 14-3 14-22 14v9c1 0 22 0 34 0s31 0 35 0v-9c-20 0-23 0-23-14z"><text:p/></draw:path><draw:path draw:style-name="gr3" draw:text-style-name="P54" svg:width="0.147cm" svg:height="0.135cm" svg:x="0.989cm" svg:y="0.075cm" svg:viewBox="0 0 148 136" svg:d="M116 53c0-16 0-26-13-39-13-9-27-14-44-14-28 0-48 11-48 29 0 10 6 14 14 14 7 0 13-6 13-13 0-6-2-12-10-14 12-8 28-8 30-8 16 0 36 11 36 37v9c-17 0-38 1-58 10-28 10-36 25-36 40 0 24 31 32 52 32 24 0 37-13 44-25 1 12 10 24 23 24 0 0 29 0 29-29v-17h-10v17c0 3 0 17-11 17s-11-14-11-18zM94 90c0 29-26 38-39 38-15 0-30-10-30-24 0-17 15-40 69-43z"><text:p/></draw:path></draw:g></text:span><text:span text:style-name="T18">) </text:span>e composição da fase vapor (y) versus <text:span text:style-name="T19">uma</text:span> sequência de x para dada T</text:p>
            </text:list-item>
          </text:list>
        </text:list-item>
        <text:list-item>
          <text:p text:style-name="P36"><text:span text:style-name="T18">Desenho</text:span> do envelope de fases <text:span text:style-name="T11">para uma mistura binária </text:span>no plano P versus <draw:g text:anchor-type="as-char" svg:y="-0.185cm" draw:z-index="5" draw:style-name="gr1"><svg:title>TexMaths</svg:title><svg:desc>12§display§x_1§svg§600§FALSE§</svg:desc><draw:polygon draw:style-name="gr2" draw:text-style-name="P53" svg:width="0.407cm" svg:height="0.244cm" svg:x="0cm" svg:y="0.006cm" svg:viewBox="0 0 408 245" draw:points="205,245 0,245 0,0 408,0 408,245"><text:p/></draw:polygon><draw:path draw:style-name="gr3" draw:text-style-name="P54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3" draw:text-style-name="P54" svg:width="0.107cm" svg:height="0.196cm" svg:x="0.272cm" svg:y="0.056cm" svg:viewBox="0 0 108 197" svg:d="M67 8c0-8 0-8-8-8-20 18-47 19-59 19v11c7 0 26 0 43-8v151c0 10 0 14-30 14h-11v10c5 0 42-1 53-1 10 0 47 1 53 1v-10h-11c-30 0-30-4-30-14z"><text:p/></draw:path></draw:g><text:s/></text:p>
          <text:p text:style-name="P32">(<text:bookmark-start text:name="__DdeLink__1591_3434842536"/>Smith, van Ness &amp; Abbott, 2007, <text:span text:style-name="T13">pp 260</text:span><text:bookmark-end text:name="__DdeLink__1591_3434842536"/>)</text:p>
          <text:list>
            <text:list-item>
              <text:p text:style-name="P33"><text:span text:style-name="T11">D</text:span>esenhar P versus <draw:g text:anchor-type="as-char" svg:y="-0.185cm" draw:z-index="3" draw:style-name="gr1"><svg:title>TexMaths</svg:title><svg:desc>12§display§x_1§svg§600§FALSE§</svg:desc><draw:polygon draw:style-name="gr2" draw:text-style-name="P53" svg:width="0.407cm" svg:height="0.244cm" svg:x="0cm" svg:y="0.006cm" svg:viewBox="0 0 408 245" draw:points="205,245 0,245 0,0 408,0 408,245"><text:p/></draw:polygon><draw:path draw:style-name="gr3" draw:text-style-name="P54" svg:width="0.21cm" svg:height="0.192cm" svg:x="0.012cm" svg:y="0cm" svg:viewBox="0 0 211 193" svg:d="M129 60c3-12 12-50 41-50 4 0 13 0 22 4-12 3-21 14-21 23 0 8 5 16 17 16 9 0 23-7 23-25 0-22-25-28-40-28-25 0-39 22-44 32-11-28-34-32-46-32-44 0-68 55-68 65 0 5 4 5 5 5 4 0 5 0 6-5 14-45 42-55 56-55 9 0 23 3 23 27 0 14-7 42-23 101-6 28-21 45-39 45-4 0-13 0-22-5 11-2 20-11 20-23s-9-15-16-15c-12 0-23 12-23 25 0 19 22 28 39 28 29 0 45-31 45-33 5 17 20 33 45 33 45 0 68-55 68-65 0-5-3-5-4-5-4 0-5 1-6 5-13 45-43 55-57 55-16 0-22-13-22-28 0-9 2-18 7-37z"><text:p/></draw:path><draw:path draw:style-name="gr3" draw:text-style-name="P54" svg:width="0.107cm" svg:height="0.196cm" svg:x="0.272cm" svg:y="0.056cm" svg:viewBox="0 0 108 197" svg:d="M67 8c0-8 0-8-8-8-20 18-47 19-59 19v11c7 0 26 0 43-8v151c0 10 0 14-30 14h-11v10c5 0 42-1 53-1 10 0 47 1 53 1v-10h-11c-30 0-30-4-30-14z"><text:p/></draw:path></draw:g><text:s/>para dado T: curva de ponto de bolha</text:p>
            </text:list-item>
            <text:list-item>
              <text:p text:style-name="P37"><text:span text:style-name="T11">D</text:span>esenhar P versus <draw:g text:anchor-type="as-char" svg:y="-0.189cm" draw:z-index="4" draw:style-name="gr1"><svg:title>TexMaths</svg:title><svg:desc>12§display§y_1§svg§600§FALSE§</svg:desc><draw:polygon draw:style-name="gr2" draw:text-style-name="P53" svg:width="0.373cm" svg:height="0.263cm" svg:x="0cm" svg:y="0.005cm" svg:viewBox="0 0 374 264" draw:points="187,264 0,264 0,0 374,0 374,264"><text:p/></draw:polygon><draw:path draw:style-name="gr3" draw:text-style-name="P54" svg:width="0.194cm" svg:height="0.273cm" svg:x="0.012cm" svg:y="-0.001cm" svg:viewBox="0 0 195 274" svg:d="M194 26c1-6 1-7 1-9 0-9-6-12-12-12-5 0-12 2-15 8-2 3-4 16-6 23-3 11-6 23-9 34l-19 77c-1 6-19 36-47 36-22 0-27-18-27-35 0-19 8-45 23-83 6-17 7-22 7-30 0-19-13-35-35-35-39 0-55 61-55 65 0 5 4 5 5 5 5 0 5-2 7-9 11-39 29-51 43-51 2 0 10 0 10 13 0 11-4 21-8 30-16 44-23 70-23 89 0 37 26 50 51 50 17 0 31-7 42-19-5 22-10 42-26 65-12 14-28 28-47 28-6 0-25-3-32-18 7 0 12 0 19-5 3-5 7-10 7-18 0-14-12-16-16-16-9 0-24 7-24 29 0 20 20 36 46 36 44 0 87-38 98-87z"><text:p/></draw:path><draw:path draw:style-name="gr3" draw:text-style-name="P54" svg:width="0.107cm" svg:height="0.196cm" svg:x="0.237cm" svg:y="0.054cm" svg:viewBox="0 0 108 197" svg:d="M67 8c0-8 0-8-8-8-19 18-47 19-59 19v11c7 0 26 0 43-8v151c0 10 0 13-30 13h-11v11c5 0 42-1 53-1 10 0 47 1 53 1v-11h-11c-30 0-30-3-30-13z"><text:p/></draw:path></draw:g><text:s/>para dado T: curva de ponto de orvalho</text:p>
            </text:list-item>
          </text:list>
        </text:list-item>
      </text:list>
      <text:h text:style-name="P48" text:outline-level="2">Referências recomendadas</text:h>
      <text:list xml:id="list1793019824" text:style-name="L6">
        <text:list-item>
          <text:p text:style-name="P47">[ANEXOS NA VERSÃO ONLINE]: (<text:a xlink:type="simple" xlink:href="https://github.com/iurisegtovich/EQE359_Termodinamica_I" text:style-name="Internet_20_link" text:visited-style-name="Visited_20_Internet_20_Link">https://github.com/iurisegtovich/EQE359_Termodinamica_I</text:a>)<text:line-break/>todas a páginas contendo equações e parâmetros importantes das referências indicadas.</text:p>
        </text:list-item>
        <text:list-item>
          <text:p text:style-name="P44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44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44">Topliss, R J., Dimitrelis D., and Prausnitz, J. M., 1988, “Computational Aspects of a Non-Cubic Equation of State for Phase-Equilibrium Calculations. Effect of Density-Dependent Mixing Rules.” Computers &amp; Chemical Engineering 12 (5): 483–89. [doi:10.1016/0098-1354(88)85067-1](http://dx.doi.org/10.1016/0098-1354(88)85067-1)</text:p>
        </text:list-item>
        <text:list-item>
          <text:p text:style-name="P45">[numpy.roots ](<text:a xlink:type="simple" xlink:href="https://docs.scipy.org/doc/numpy/reference/generated/numpy.roots.html" text:style-name="Internet_20_link" text:visited-style-name="Visited_20_Internet_20_Link">https://docs.scipy.org/doc/numpy/reference/generated/numpy.roots.html</text:a>)</text:p>
        </text:list-item>
        <text:list-item>
          <text:p text:style-name="P44">[scipy.optimize.bisect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bisect.html</text:a>)</text:p>
        </text:list-item>
        <text:list-item>
          <text:p text:style-name="P46">Sandler S., 2006, Chemical, Biochemical, and Engineering Thermodynamics, 4th ed. John Wiley &amp; Sons <text:span text:style-name="T12">[ISSN: </text:span>0471661740, 9780471661740<text:span text:style-name="T12">]</text:span>(https://books.google.com.br/books?id=4MXDAgAAQBAJ<text:span text:style-name="T12">)</text:span></text:p>
        </text:list-item>
      </text:list>
      <text:h text:style-name="P50" text:outline-level="1">Dúvidas</text:h>
      <text:p text:style-name="P7"><text:tab/><text:span text:style-name="T6">Laboratório ATOMS no endereço I-224,</text:span></text:p>
      <text:p text:style-name="P8"><text:tab/>iurisegtovich@gmail.com</text:p>
      <text:h text:style-name="P51" text:outline-level="1">Anexos</text:h>
      <text:p text:style-name="P6">(Ver arquivo anexos.p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11-07T14:42:54.491363270</dc:date>
    <meta:editing-duration>PT4H3M23S</meta:editing-duration>
    <meta:editing-cycles>46</meta:editing-cycles>
    <meta:generator>LibreOffice/5.4.1.2$Linux_X86_64 LibreOffice_project/ea7cb86e6eeb2bf3a5af73a8f7777ac570321527</meta:generator>
    <meta:document-statistic meta:table-count="0" meta:image-count="0" meta:object-count="0" meta:page-count="3" meta:paragraph-count="67" meta:word-count="773" meta:character-count="5141" meta:non-whitespace-character-count="4463"/>
  </office:meta>
</office:document-meta>
</file>